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P2K1_51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string" calcext:value-type="string">
            <text:p>MAP2K1_6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string" calcext:value-type="string">
            <text:p>MAP2K1_24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MAP2K1_28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MAP2K1_35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string" calcext:value-type="string">
            <text:p>MAP2K1_12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string" calcext:value-type="string">
            <text:p>MAP2K1_40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string" calcext:value-type="string">
            <text:p>MAP2K1_16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string" calcext:value-type="string">
            <text:p>MAP2K1_39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string" calcext:value-type="string">
            <text:p>MAP2K1_36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string" calcext:value-type="string">
            <text:p>MAP2K1_56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string" calcext:value-type="string">
            <text:p>MAP2K1_27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string" calcext:value-type="string">
            <text:p>MAP2K1_2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AP2K1_7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AP2K1_19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string" calcext:value-type="string">
            <text:p>MAP2K1_26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string" calcext:value-type="string">
            <text:p>MAP2K1_67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MAP2K1_1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MAP2K1_71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MAP2K1_59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MAP2K1_25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MAP2K1_32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string" calcext:value-type="string">
            <text:p>MAP2K1_18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string" calcext:value-type="string">
            <text:p>MAP2K1_44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string" calcext:value-type="string">
            <text:p>MAP2K1_64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string" calcext:value-type="string">
            <text:p>MAP2K1_65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MAP2K1_4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MAP2K1_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MAP2K1_43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string" calcext:value-type="string">
            <text:p>MAP2K1_66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string" calcext:value-type="string">
            <text:p>MAP2K1_38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string" calcext:value-type="string">
            <text:p>MAP2K1_30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string" calcext:value-type="string">
            <text:p>MAP2K1_13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string" calcext:value-type="string">
            <text:p>MAP2K1_49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MAP2K1_17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MAP2K1_74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MAP2K1_5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MAP2K1_63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string" calcext:value-type="string">
            <text:p>MAP2K1_50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string" calcext:value-type="string">
            <text:p>MAP2K1_47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string" calcext:value-type="string">
            <text:p>MAP2K1_14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AP2K1_7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AP2K1_52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AP2K1_5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MAP2K1_2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MAP2K1_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MAP2K1_5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string" calcext:value-type="string">
            <text:p>MAP2K1_6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string" calcext:value-type="string">
            <text:p>MAP2K1_2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string" calcext:value-type="string">
            <text:p>MAP2K1_46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string" calcext:value-type="string">
            <text:p>MAP2K1_29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string" calcext:value-type="string">
            <text:p>MAP2K1_15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string" calcext:value-type="string">
            <text:p>MAP2K1_6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string" calcext:value-type="string">
            <text:p>MAP2K1_11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string" calcext:value-type="string">
            <text:p>MAP2K1_69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string" calcext:value-type="string">
            <text:p>MAP2K1_2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MAP2K1_0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MAP2K1_4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MAP2K1_75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string" calcext:value-type="string">
            <text:p>MAP2K1_53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string" calcext:value-type="string">
            <text:p>MAP2K1_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MAP2K1_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MAP2K1_73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>
          <table:table-cell office:value-type="string" calcext:value-type="string">
            <text:p>MAP2K1_3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string" calcext:value-type="string">
            <text:p>MAP2K1_37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string" calcext:value-type="string">
            <text:p>MAP2K1_54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string" calcext:value-type="string">
            <text:p>MAP2K1_33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MAP2K1_48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string" calcext:value-type="string">
            <text:p>MAP2K1_6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MAP2K1_31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MAP2K1_60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MAP2K1_34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MAP2K1_42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MAP2K1_2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MAP2K1_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2K1_4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MAP2K1_57</text:p>
          </table:table-cell>
          <table:table-cell office:value-type="float" office:value="10.4" calcext:value-type="float">
            <text:p>10.4</text:p>
          </table:table-cell>
        </table:table-row>
      </table:table>
      <table:named-expressions/>
      <table:database-ranges>
        <table:database-range table:name="__Anonymous_Sheet_DB__0" table:target-range-address="Output.B1:Output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5T16:41:08.953138458</dc:date>
    <meta:editing-duration>PT1M48S</meta:editing-duration>
    <meta:editing-cycles>1</meta:editing-cycles>
    <meta:document-statistic meta:table-count="1" meta:cell-count="154" meta:object-count="0"/>
    <meta:generator>LibreOffice/7.3.7.2$Linux_X86_64 LibreOffice_project/30$Build-2</meta:generator>
  </office:meta>
</office:document-meta>
</file>